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789cm" svg:height="13.812cm" svg:x="1.707cm" svg:y="10.837cm">
            <draw:object draw:notify-on-update-of-ranges="Sheet1.A19:Sheet1.A21 Sheet1.B18:Sheet1.B18 Sheet1.B19:Sheet1.B21 Sheet1.C18:Sheet1.C18 Sheet1.C19:Sheet1.C21 Sheet1.D18:Sheet1.D18 Sheet1.D19:Sheet1.D21 Sheet1.E18:Sheet1.E18 Sheet1.E19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6"/>
        <table:table-column table:style-name="co1" table:number-columns-repeated="16378" table:default-cell-style-name="Default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  <table:table-cell/>
          <table:table-cell table:style-name="ce5" table:number-columns-repeated="16377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3:.E3])" office:value-type="float" office:value="0.595333333333333" calcext:value-type="float">
            <text:p>0.5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4:.E4])" office:value-type="float" office:value="0.635" calcext:value-type="float">
            <text:p>0.6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5:.E5])" office:value-type="float" office:value="0.474333333333333" calcext:value-type="float">
            <text:p>0.4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6:.E6])" office:value-type="float" office:value="0.569" calcext:value-type="float">
            <text:p>0.5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7:.E7])" office:value-type="float" office:value="0.56" calcext:value-type="float">
            <text:p>0.5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8:.E8])" office:value-type="float" office:value="0.597" calcext:value-type="float">
            <text:p>0.5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9:.E9])" office:value-type="float" office:value="0.463666666666667" calcext:value-type="float">
            <text:p>0.4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10:.E10])" office:value-type="float" office:value="0.200333333333333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11:.E11])" office:value-type="float" office:value="0.2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2:.E12])" office:value-type="float" office:value="0.235" calcext:value-type="float">
            <text:p>0.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table:style-name="ce6" table:formula="of:=[.F2]" office:value-type="float" office:value="0.600333333333333" calcext:value-type="float">
            <text:p>0.600</text:p>
          </table:table-cell>
          <table:table-cell table:formula="of:=[.F3]" office:value-type="float" office:value="0.595333333333333" calcext:value-type="float">
            <text:p>0.595</text:p>
          </table:table-cell>
          <table:table-cell table:formula="of:=[.F4]" office:value-type="float" office:value="0.635" calcext:value-type="float">
            <text:p>0.635</text:p>
          </table:table-cell>
          <table:table-cell table:formula="of:=[.F5]" office:value-type="float" office:value="0.474333333333333" calcext:value-type="float">
            <text:p>0.47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table:style-name="ce6" table:formula="of:=[.F6]" office:value-type="float" office:value="0.569" calcext:value-type="float">
            <text:p>0.569</text:p>
          </table:table-cell>
          <table:table-cell table:formula="of:=[.F7]" office:value-type="float" office:value="0.56" calcext:value-type="float">
            <text:p>0.560</text:p>
          </table:table-cell>
          <table:table-cell table:formula="of:=[.F8]" office:value-type="float" office:value="0.597" calcext:value-type="float">
            <text:p>0.597</text:p>
          </table:table-cell>
          <table:table-cell table:formula="of:=[.F9]" office:value-type="float" office:value="0.463666666666667" calcext:value-type="float">
            <text:p>0.46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table:style-name="ce6" table:formula="of:=[.F10]" office:value-type="float" office:value="0.200333333333333" calcext:value-type="float">
            <text:p>0.200</text:p>
          </table:table-cell>
          <table:table-cell table:formula="of:=[.F11]" office:value-type="float" office:value="0.2" calcext:value-type="float">
            <text:p>0.200</text:p>
          </table:table-cell>
          <table:table-cell table:formula="of:=[.F12]" office:value-type="float" office:value="0.235" calcext:value-type="float">
            <text:p>0.235</text:p>
          </table:table-cell>
          <table:table-cell table:formula="of:=[.F13]" office:value-type="float" office:value="0.206333333333333" calcext:value-type="float">
            <text:p>0.206</text:p>
          </table:table-cell>
          <table:table-cell table:style-name="Default"/>
          <table:table-cell table:number-columns-repeated="16378"/>
        </table:table-row>
      </table:table>
      <table:table table:name="Read-only source list" table:style-name="ta1">
        <table:shapes>
          <draw:frame draw:z-index="0" draw:style-name="gr1" draw:text-style-name="P1" svg:width="23.789cm" svg:height="13.812cm" svg:x="1.707cm" svg:y="10.837cm">
            <draw:object draw:notify-on-update-of-ranges="'Read-only source list'.A19:'Read-only source list'.A21 'Read-only source list'.B18:'Read-only source list'.B18 'Read-only source list'.B19:'Read-only source list'.B21 'Read-only source list'.C18:'Read-only source list'.C18 'Read-only source list'.C19:'Read-only source list'.C21 'Read-only source list'.D18:'Read-only source list'.D18 'Read-only source list'.D19:'Read-only source list'.D21 'Read-only source list'.E18:'Read-only source list'.E18 'Read-only source list'.E19:'Read-only source list'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6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" calcext:value-type="float">
            <text:p>0.580</text:p>
          </table:table-cell>
          <table:table-cell table:formula="of:=AVERAGE([.C2:.E2])" office:value-type="float" office:value="0.587666666666667" calcext:value-type="float">
            <text:p>0.588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52" calcext:value-type="float">
            <text:p>0.552</text:p>
          </table:table-cell>
          <table:table-cell table:formula="of:=AVERAGE([.C3:.E3])"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6" calcext:value-type="float">
            <text:p>0.586</text:p>
          </table:table-cell>
          <table:table-cell table:formula="of:=AVERAGE([.C4:.E4])"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1" calcext:value-type="float">
            <text:p>0.441</text:p>
          </table:table-cell>
          <table:table-cell table:formula="of:=AVERAGE([.C5:.E5])" office:value-type="float" office:value="0.439666666666667" calcext:value-type="float">
            <text:p>0.44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" calcext:value-type="float">
            <text:p>0.540</text:p>
          </table:table-cell>
          <table:table-cell table:formula="of:=AVERAGE([.C6:.E6])" office:value-type="float" office:value="0.542666666666667" calcext:value-type="float">
            <text:p>0.543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4" calcext:value-type="float">
            <text:p>0.524</text:p>
          </table:table-cell>
          <table:table-cell table:formula="of:=AVERAGE([.C7:.E7])" office:value-type="float" office:value="0.531666666666667" calcext:value-type="float">
            <text:p>0.532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.56" calcext:value-type="float">
            <text:p>0.560</text:p>
          </table:table-cell>
          <table:table-cell table:formula="of:=AVERAGE([.C8:.E8])" office:value-type="float" office:value="0.560666666666667" calcext:value-type="float">
            <text:p>0.561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table:formula="of:=AVERAGE([.C9:.E9])" office:value-type="float" office:value="0.424333333333333" calcext:value-type="float">
            <text:p>0.42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84" calcext:value-type="float">
            <text:p>0.184</text:p>
          </table:table-cell>
          <table:table-cell table:formula="of:=AVERAGE([.C10:.E10])" office:value-type="float" office:value="0.187333333333333" calcext:value-type="float">
            <text:p>0.18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table:formula="of:=AVERAGE([.C11:.E11])" office:value-type="float" office:value="0.181333333333333" calcext:value-type="float">
            <text:p>0.18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table:formula="of:=AVERAGE([.C12:.E12])" office:value-type="float" office:value="0.211666666666667" calcext:value-type="float">
            <text:p>0.21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table:formula="of:=AVERAGE([.C13:.E13])" office:value-type="float" office:value="0.185333333333333" calcext:value-type="float">
            <text:p>0.185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</table:table-row>
        <table:table-row table:style-name="ro1">
          <table:table-cell office:value-type="string" calcext:value-type="string">
            <text:p>Deep</text:p>
          </table:table-cell>
          <table:table-cell table:style-name="ce6" table:formula="of:=[.F2]" office:value-type="float" office:value="0.587666666666667" calcext:value-type="float">
            <text:p>0.588</text:p>
          </table:table-cell>
          <table:table-cell table:style-name="ce6" table:formula="of:=[.F3]" office:value-type="float" office:value="0.562" calcext:value-type="float">
            <text:p>0.562</text:p>
          </table:table-cell>
          <table:table-cell table:formula="of:=[.F4]" office:value-type="float" office:value="0.589" calcext:value-type="float">
            <text:p>0.589</text:p>
          </table:table-cell>
          <table:table-cell table:formula="of:=[.F5]" office:value-type="float" office:value="0.439666666666667" calcext:value-type="float">
            <text:p>0.440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</text:p>
          </table:table-cell>
          <table:table-cell table:style-name="ce6" table:formula="of:=[.F6]" office:value-type="float" office:value="0.542666666666667" calcext:value-type="float">
            <text:p>0.543</text:p>
          </table:table-cell>
          <table:table-cell table:style-name="ce6" table:formula="of:=[.F7]" office:value-type="float" office:value="0.531666666666667" calcext:value-type="float">
            <text:p>0.532</text:p>
          </table:table-cell>
          <table:table-cell table:formula="of:=[.F8]" office:value-type="float" office:value="0.560666666666667" calcext:value-type="float">
            <text:p>0.561</text:p>
          </table:table-cell>
          <table:table-cell table:formula="of:=[.F9]" office:value-type="float" office:value="0.424333333333333" calcext:value-type="float">
            <text:p>0.42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e</text:p>
          </table:table-cell>
          <table:table-cell table:style-name="ce6" table:formula="of:=[.F10]" office:value-type="float" office:value="0.187333333333333" calcext:value-type="float">
            <text:p>0.187</text:p>
          </table:table-cell>
          <table:table-cell table:style-name="ce6" table:formula="of:=[.F11]" office:value-type="float" office:value="0.181333333333333" calcext:value-type="float">
            <text:p>0.181</text:p>
          </table:table-cell>
          <table:table-cell table:formula="of:=[.F12]" office:value-type="float" office:value="0.211666666666667" calcext:value-type="float">
            <text:p>0.212</text:p>
          </table:table-cell>
          <table:table-cell table:formula="of:=[.F13]" office:value-type="float" office:value="0.185333333333333" calcext:value-type="float">
            <text:p>0.185</text:p>
          </table:table-cell>
          <table:table-cell table:style-name="Default"/>
        </table:table-row>
      </table:table>
      <table:table table:name="BACKUP" table:style-name="ta1">
        <table:table-column table:style-name="co1" table:number-columns-repeated="2" table:default-cell-style-name="Default"/>
        <table:table-column table:style-name="co1" table:number-columns-repeated="4" table:default-cell-style-name="ce6"/>
        <table:table-row table:style-name="ro1">
          <table:table-cell table:style-name="ce5" office:value-type="string" calcext:value-type="string">
            <text:p>Definitions</text:p>
          </table:table-cell>
          <table:table-cell table:style-name="ce5" office:value-type="string" calcext:value-type="string">
            <text:p>Autz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3:.E3])"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4:.E4])" office:value-type="float" office:value="0.200333333333333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5:.E5])" office:value-type="float" office:value="0.595333333333333" calcext:value-type="float">
            <text:p>0.59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6:.E6])" office:value-type="float" office:value="0.56" calcext:value-type="float">
            <text:p>0.56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7:.E7])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8:.E8])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9:.E9])"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0:.E10])"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11:.E11])" office:value-type="float" office:value="0.474333333333333" calcext:value-type="float">
            <text:p>0.474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12:.E12])" office:value-type="float" office:value="0.463666666666667" calcext:value-type="float">
            <text:p>0.4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7:09:09.712000000</meta:creation-date>
    <dc:date>2023-04-21T21:39:59.142000000</dc:date>
    <meta:editing-duration>PT31M1S</meta:editing-duration>
    <meta:editing-cycles>2</meta:editing-cycles>
    <meta:generator>LibreOffice/7.4.5.1$Windows_X86_64 LibreOffice_project/9c0871452b3918c1019dde9bfac75448afc4b57f</meta:generator>
    <meta:document-statistic meta:table-count="3" meta:cell-count="27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6.904cm" svg:y="0.412cm" chart:style-name="ch2">
          <text:p>Schemas and security processing per user object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Sheet1.A19:Sheet1.E21 Sheet1.B18:Sheet1.E18" chart:data-source-has-labels="both" svg:x="1.486cm" svg:y="2.426cm" svg:width="19.539cm" svg:height="10.13cm">
          <chart:coordinate-region svg:x="2.584cm" svg:y="2.625cm" svg:width="18.441cm" svg:height="9.284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Sheet1.A19:Sheet1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Sheet1.B19:Sheet1.B21" chart:label-cell-address="Sheet1.B18:Sheet1.B18" chart:class="chart:bar">
            <chart:data-point chart:repeated="3"/>
          </chart:series>
          <chart:series chart:style-name="ch12" chart:values-cell-range-address="Sheet1.C19:Sheet1.C21" chart:label-cell-address="Sheet1.C18:Sheet1.C18" chart:class="chart:bar">
            <chart:data-point chart:repeated="3"/>
          </chart:series>
          <chart:series chart:style-name="ch13" chart:values-cell-range-address="Sheet1.D19:Sheet1.D21" chart:label-cell-address="Sheet1.D18:Sheet1.D18" chart:class="chart:bar">
            <chart:data-point chart:repeated="3"/>
          </chart:series>
          <chart:series chart:style-name="ch14" chart:values-cell-range-address="Sheet1.E19:Sheet1.E21" chart:label-cell-address="Sheet1.E18:Sheet1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18:Sheet1.B18</svg:desc>
                </draw:g>
              </table:table-cell>
              <table:table-cell office:value-type="string">
                <text:p>Read all</text:p>
                <draw:g>
                  <svg:desc>Sheet1.C18:Sheet1.C18</svg:desc>
                </draw:g>
              </table:table-cell>
              <table:table-cell office:value-type="string">
                <text:p>Almost all</text:p>
                <draw:g>
                  <svg:desc>Sheet1.D18:Sheet1.D18</svg:desc>
                </draw:g>
              </table:table-cell>
              <table:table-cell office:value-type="string">
                <text:p>Few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Sheet1.A19:Sheet1.A21</svg:desc>
                </draw:g>
              </table:table-cell>
              <table:table-cell office:value-type="float" office:value="0.600333333333333">
                <text:p>0.600333333333333</text:p>
                <draw:g>
                  <svg:desc>Sheet1.B19:Sheet1.B21</svg:desc>
                </draw:g>
              </table:table-cell>
              <table:table-cell office:value-type="float" office:value="0.595333333333333">
                <text:p>0.595333333333333</text:p>
                <draw:g>
                  <svg:desc>Sheet1.C19:Sheet1.C21</svg:desc>
                </draw:g>
              </table:table-cell>
              <table:table-cell office:value-type="float" office:value="0.635">
                <text:p>0.635</text:p>
                <draw:g>
                  <svg:desc>Sheet1.D19:Sheet1.D21</svg:desc>
                </draw:g>
              </table:table-cell>
              <table:table-cell office:value-type="float" office:value="0.474333333333333">
                <text:p>0.474333333333333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69">
                <text:p>0.569</text:p>
              </table:table-cell>
              <table:table-cell office:value-type="float" office:value="0.56">
                <text:p>0.56</text:p>
              </table:table-cell>
              <table:table-cell office:value-type="float" office:value="0.597">
                <text:p>0.597</text:p>
              </table:table-cell>
              <table:table-cell office:value-type="float" office:value="0.463666666666667">
                <text:p>0.463666666666667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200333333333333">
                <text:p>0.200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35">
                <text:p>0.235</text:p>
              </table:table-cell>
              <table:table-cell office:value-type="float" office:value="0.206333333333333">
                <text:p>0.20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4.655cm" svg:y="0.412cm" chart:style-name="ch2">
          <text:p>Schemas and security processing per user object (read-only source list)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'Read-only source list'.A19:'Read-only source list'.E21 'Read-only source list'.B18:'Read-only source list'.E18" chart:data-source-has-labels="both" svg:x="1.486cm" svg:y="2.426cm" svg:width="19.539cm" svg:height="10.13cm">
          <chart:coordinate-region svg:x="2.584cm" svg:y="2.626cm" svg:width="18.441cm" svg:height="9.283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'Read-only source list'.A19:'Read-only source list'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'Read-only source list'.B19:'Read-only source list'.B21" chart:label-cell-address="'Read-only source list'.B18:'Read-only source list'.B18" chart:class="chart:bar">
            <chart:data-point chart:repeated="3"/>
          </chart:series>
          <chart:series chart:style-name="ch12" chart:values-cell-range-address="'Read-only source list'.C19:'Read-only source list'.C21" chart:label-cell-address="'Read-only source list'.C18:'Read-only source list'.C18" chart:class="chart:bar">
            <chart:data-point chart:repeated="3"/>
          </chart:series>
          <chart:series chart:style-name="ch13" chart:values-cell-range-address="'Read-only source list'.D19:'Read-only source list'.D21" chart:label-cell-address="'Read-only source list'.D18:'Read-only source list'.D18" chart:class="chart:bar">
            <chart:data-point chart:repeated="3"/>
          </chart:series>
          <chart:series chart:style-name="ch14" chart:values-cell-range-address="'Read-only source list'.E19:'Read-only source list'.E21" chart:label-cell-address="'Read-only source list'.E18:'Read-only source list'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Read-only source list'.B18:'Read-only source list'.B18</svg:desc>
                </draw:g>
              </table:table-cell>
              <table:table-cell office:value-type="string">
                <text:p>Read all</text:p>
                <draw:g>
                  <svg:desc>'Read-only source list'.C18:'Read-only source list'.C18</svg:desc>
                </draw:g>
              </table:table-cell>
              <table:table-cell office:value-type="string">
                <text:p>Almost all</text:p>
                <draw:g>
                  <svg:desc>'Read-only source list'.D18:'Read-only source list'.D18</svg:desc>
                </draw:g>
              </table:table-cell>
              <table:table-cell office:value-type="string">
                <text:p>Few</text:p>
                <draw:g>
                  <svg:desc>'Read-only source list'.E18:'Read-only source list'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'Read-only source list'.A19:'Read-only source list'.A21</svg:desc>
                </draw:g>
              </table:table-cell>
              <table:table-cell office:value-type="float" office:value="0.587666666666667">
                <text:p>0.587666666666667</text:p>
                <draw:g>
                  <svg:desc>'Read-only source list'.B19:'Read-only source list'.B21</svg:desc>
                </draw:g>
              </table:table-cell>
              <table:table-cell office:value-type="float" office:value="0.562">
                <text:p>0.562</text:p>
                <draw:g>
                  <svg:desc>'Read-only source list'.C19:'Read-only source list'.C21</svg:desc>
                </draw:g>
              </table:table-cell>
              <table:table-cell office:value-type="float" office:value="0.589">
                <text:p>0.589</text:p>
                <draw:g>
                  <svg:desc>'Read-only source list'.D19:'Read-only source list'.D21</svg:desc>
                </draw:g>
              </table:table-cell>
              <table:table-cell office:value-type="float" office:value="0.439666666666667">
                <text:p>0.439666666666667</text:p>
                <draw:g>
                  <svg:desc>'Read-only source list'.E19:'Read-only source list'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42666666666667">
                <text:p>0.542666666666667</text:p>
              </table:table-cell>
              <table:table-cell office:value-type="float" office:value="0.531666666666667">
                <text:p>0.531666666666667</text:p>
              </table:table-cell>
              <table:table-cell office:value-type="float" office:value="0.560666666666667">
                <text:p>0.560666666666667</text:p>
              </table:table-cell>
              <table:table-cell office:value-type="float" office:value="0.424333333333333">
                <text:p>0.424333333333333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187333333333333">
                <text:p>0.187333333333333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185333333333333">
                <text:p>0.185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